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9af0" officeooo:paragraph-rsid="00139af0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6676a5" officeooo:paragraph-rsid="00139af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cbcd" officeooo:paragraph-rsid="001fcbc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03644" officeooo:paragraph-rsid="0020364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e663" officeooo:paragraph-rsid="0020e66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27580" officeooo:paragraph-rsid="0022758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56df2" officeooo:paragraph-rsid="00256df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72e88" officeooo:paragraph-rsid="00272e8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8df2b" officeooo:paragraph-rsid="0028df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a0506" officeooo:paragraph-rsid="002a050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43a1" officeooo:paragraph-rsid="002b43a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b63e6" officeooo:paragraph-rsid="002b63e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cca92" officeooo:paragraph-rsid="002cca9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d63df" officeooo:paragraph-rsid="00308b4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329f3" officeooo:paragraph-rsid="003329f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3ec8c" officeooo:paragraph-rsid="0033ec8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66d13" officeooo:paragraph-rsid="00366d1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7683a" officeooo:paragraph-rsid="0037683a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a2326" officeooo:paragraph-rsid="003a2326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a2326" officeooo:paragraph-rsid="003bb589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a2326" officeooo:paragraph-rsid="003be8e1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a2326" officeooo:paragraph-rsid="003ca9bf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a2326" officeooo:paragraph-rsid="0042602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a2326" officeooo:paragraph-rsid="0046021a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a2326" officeooo:paragraph-rsid="00486cb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a2326" officeooo:paragraph-rsid="004a21f4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a2326" officeooo:paragraph-rsid="004fc35b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a2326" officeooo:paragraph-rsid="0050f48a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a2326" officeooo:paragraph-rsid="005412fd"/>
    </style:style>
    <style:style style:name="P30" style:family="paragraph" style:parent-style-name="Standard">
      <style:paragraph-properties fo:text-align="start" style:justify-single-word="false"/>
      <style:text-properties officeooo:rsid="003a2326" officeooo:paragraph-rsid="003a2326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e3dc7" officeooo:paragraph-rsid="004fc35b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2abc8" officeooo:paragraph-rsid="0042abc8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472059" officeooo:paragraph-rsid="00472059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4bed96" officeooo:paragraph-rsid="004bed96"/>
    </style:style>
    <style:style style:name="T1" style:family="text">
      <style:text-properties officeooo:rsid="0096f872"/>
    </style:style>
    <style:style style:name="T2" style:family="text">
      <style:text-properties officeooo:rsid="00891ba4"/>
    </style:style>
    <style:style style:name="T3" style:family="text">
      <style:text-properties officeooo:rsid="008c33bc"/>
    </style:style>
    <style:style style:name="T4" style:family="text">
      <style:text-properties officeooo:rsid="008f8a7c"/>
    </style:style>
    <style:style style:name="T5" style:family="text">
      <style:text-properties officeooo:rsid="0090297d"/>
    </style:style>
    <style:style style:name="T6" style:family="text">
      <style:text-properties officeooo:rsid="00954df3"/>
    </style:style>
    <style:style style:name="T7" style:family="text">
      <style:text-properties officeooo:rsid="00938c4f"/>
    </style:style>
    <style:style style:name="T8" style:family="text">
      <style:text-properties officeooo:rsid="009459c7"/>
    </style:style>
    <style:style style:name="T9" style:family="text">
      <style:text-properties officeooo:rsid="00142919"/>
    </style:style>
    <style:style style:name="T10" style:family="text">
      <style:text-properties officeooo:rsid="00186f48"/>
    </style:style>
    <style:style style:name="T11" style:family="text">
      <style:text-properties officeooo:rsid="001ab316"/>
    </style:style>
    <style:style style:name="T12" style:family="text">
      <style:text-properties officeooo:rsid="00247064"/>
    </style:style>
    <style:style style:name="T13" style:family="text">
      <style:text-properties officeooo:rsid="00283cff"/>
    </style:style>
    <style:style style:name="T14" style:family="text">
      <style:text-properties officeooo:rsid="002f4dfe"/>
    </style:style>
    <style:style style:name="T15" style:family="text">
      <style:text-properties officeooo:rsid="003a4d60"/>
    </style:style>
    <style:style style:name="T16" style:family="text">
      <style:text-properties officeooo:rsid="003bb589"/>
    </style:style>
    <style:style style:name="T17" style:family="text">
      <style:text-properties officeooo:rsid="003be8e1"/>
    </style:style>
    <style:style style:name="T18" style:family="text">
      <style:text-properties officeooo:rsid="003ca9bf"/>
    </style:style>
    <style:style style:name="T19" style:family="text">
      <style:text-properties officeooo:rsid="003d1a06"/>
    </style:style>
    <style:style style:name="T20" style:family="text">
      <style:text-properties officeooo:rsid="004157b1"/>
    </style:style>
    <style:style style:name="T21" style:family="text">
      <style:text-properties officeooo:rsid="00426026"/>
    </style:style>
    <style:style style:name="T22" style:family="text">
      <style:text-properties officeooo:rsid="0046021a"/>
    </style:style>
    <style:style style:name="T23" style:family="text">
      <style:text-properties officeooo:rsid="00486cbe"/>
    </style:style>
    <style:style style:name="T24" style:family="text">
      <style:text-properties officeooo:rsid="004a21f4"/>
    </style:style>
    <style:style style:name="T25" style:family="text">
      <style:text-properties officeooo:rsid="004e7250"/>
    </style:style>
    <style:style style:name="T26" style:family="text">
      <style:text-properties officeooo:rsid="0050f48a"/>
    </style:style>
    <style:style style:name="T27" style:family="text">
      <style:text-properties officeooo:rsid="0055c9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 of Computer Systems – Lecture #4</text:p>
      <text:p text:style-name="P1"/>
      <text:list xml:id="list2623414883" text:style-name="L1">
        <text:list-item>
          <text:p text:style-name="P2"><text:span text:style-name="T2">Standard assembly line</text:span></text:p>
          <text:list>
            <text:list-item>
              <text:p text:style-name="P2"><text:span text:style-name="T3">Square brackets are option</text:span></text:p>
            </text:list-item>
            <text:list-item>
              <text:p text:style-name="P2"><text:span text:style-name="T2">[label:] [opcode [operand][, operand] …,] [# comment]</text:span></text:p>
              <text:list>
                <text:list-item>
                  <text:p text:style-name="P2"><text:span text:style-name="T2">Label – symbolic representation corresponding to memory address where this will go</text:span></text:p>
                </text:list-item>
                <text:list-item>
                  <text:p text:style-name="P2"><text:span text:style-name="T9">Kind of like a macro in C</text:span></text:p>
                </text:list-item>
              </text:list>
            </text:list-item>
            <text:list-item>
              <text:p text:style-name="P2"><text:span text:style-name="T4">Opcode – short English pneumonic corresponding to operation</text:span></text:p>
              <text:list>
                <text:list-item>
                  <text:p text:style-name="P2"><text:span text:style-name="T5">Cannot have operand without an opcode </text:span></text:p>
                </text:list-item>
                <text:list-item>
                  <text:p text:style-name="P2"><text:span text:style-name="T6">Up to 3 operands</text:span></text:p>
                </text:list-item>
              </text:list>
            </text:list-item>
            <text:list-item>
              <text:p text:style-name="P2"><text:span text:style-name="T7"># is comment symbol </text:span></text:p>
              <text:list>
                <text:list-item>
                  <text:p text:style-name="P2"><text:span text:style-name="T8">No multi-line code symbols </text:span></text:p>
                </text:list-item>
              </text:list>
            </text:list-item>
            <text:list-item>
              <text:p text:style-name="P2"><text:span text:style-name="T1">Ex) foo: add $t0, $t1, $t2 #hi mom</text:span></text:p>
              <text:p text:style-name="P2"/>
            </text:list-item>
          </text:list>
        </text:list-item>
        <text:list-item>
          <text:p text:style-name="P2"><text:span text:style-name="T10">Standards guide </text:span></text:p>
          <text:list>
            <text:list-item>
              <text:p text:style-name="P2"><text:span text:style-name="T11">Lines cannot be over 80 characters in length</text:span></text:p>
            </text:list-item>
            <text:list-item>
              <text:p text:style-name="P5">8 space tabs </text:p>
            </text:list-item>
            <text:list-item>
              <text:p text:style-name="P2"><text:span text:style-name="T11">Label is always on the left-hand margin</text:span></text:p>
              <text:list>
                <text:list-item>
                  <text:p text:style-name="P14">Labels must be on <text:span text:style-name="T14">the line above </text:span>the code </text:p>
                </text:list-item>
              </text:list>
            </text:list-item>
            <text:list-item>
              <text:p text:style-name="P3">Put a tab (8 spaces) before the opcode </text:p>
            </text:list-item>
            <text:list-item>
              <text:p text:style-name="P4">One more tab between opcode and the first operand </text:p>
              <text:list>
                <text:list-item>
                  <text:p text:style-name="P6">No standard between individual operands, <text:span text:style-name="T12">just be consistent </text:span></text:p>
                </text:list-item>
              </text:list>
            </text:list-item>
            <text:list-item>
              <text:p text:style-name="P7">Comments start some amount of whitespace after the last operand</text:p>
              <text:list>
                <text:list-item>
                  <text:p text:style-name="P7">Comments should line up if possible, but there are exceptions </text:p>
                  <text:list>
                    <text:list-item>
                      <text:p text:style-name="P8">Comments in a single block of code should <text:span text:style-name="T13">always </text:span>be lined up </text:p>
                    </text:list-item>
                  </text:list>
                </text:list-item>
                <text:list-item>
                  <text:p text:style-name="P9">Comment long lines of code on the line above it </text:p>
                  <text:list>
                    <text:list-item>
                      <text:p text:style-name="P10">Newline, comment, code, newline </text:p>
                      <text:list>
                        <text:list-item>
                          <text:p text:style-name="P12">Line up comment with the rest of the code comments </text:p>
                        </text:list-item>
                      </text:list>
                    </text:list-item>
                  </text:list>
                </text:list-item>
                <text:list-item>
                  <text:p text:style-name="P11">Block comments started on left-hand margin </text:p>
                </text:list-item>
                <text:list-item>
                  <text:p text:style-name="P13">1 tab for block comments that describe a block of code (not a function or file)</text:p>
                  <text:p text:style-name="P15"/>
                </text:list-item>
              </text:list>
            </text:list-item>
          </text:list>
        </text:list-item>
        <text:list-item>
          <text:p text:style-name="P16">MIPS belongs to a family referred to as load/store machines</text:p>
          <text:list>
            <text:list-item>
              <text:p text:style-name="P16">Only instructions that can access memory are load and store instructions</text:p>
              <text:list>
                <text:list-item>
                  <text:p text:style-name="P17">Have to do more instructions to add things in memory </text:p>
                </text:list-item>
              </text:list>
            </text:list-item>
            <text:list-item>
              <text:p text:style-name="P18">All instructions that do computation require all operands to be in registers</text:p>
              <text:list>
                <text:list-item>
                  <text:p text:style-name="P19"><text:span text:style-name="T15">U</text:span>se 3 operands</text:p>
                </text:list-item>
              </text:list>
            </text:list-item>
          </text:list>
        </text:list-item>
      </text:list>
      <text:p text:style-name="P30"/>
      <text:list xml:id="list142152315922662" text:continue-numbering="true" text:style-name="L1">
        <text:list-item>
          <text:p text:style-name="P22"><text:span text:style-name="T18">Operations</text:span></text:p>
          <text:list>
            <text:list-item>
              <text:p text:style-name="P22"><text:span text:style-name="T18">Addition</text:span></text:p>
              <text:list>
                <text:list-item>
                  <text:p text:style-name="P20"><text:span text:style-name="T17">add rd, rs, rt</text:span></text:p>
                  <text:list>
                    <text:list-item>
                      <text:p text:style-name="P21"><text:span text:style-name="T16">rd = rs + rt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17">Subtraction</text:span></text:p>
              <text:list>
                <text:list-item>
                  <text:p text:style-name="P21"><text:span text:style-name="T17">sub rd, rs, rt</text:span></text:p>
                  <text:list>
                    <text:list-item>
                      <text:p text:style-name="P22"><text:span text:style-name="T17">rd = rs – rt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9">Bitwise And</text:span></text:p>
              <text:list>
                <text:list-item>
                  <text:p text:style-name="P23"><text:span text:style-name="T21">and rd, rs, rt</text:span></text:p>
                  <text:list>
                    <text:list-item>
                      <text:p text:style-name="P23"><text:span text:style-name="T21">rd = rs &amp; rt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21">Bitwise Or</text:span></text:p>
              <text:list>
                <text:list-item>
                  <text:p text:style-name="P23"><text:span text:style-name="T21">or rd, rs, rt</text:span></text:p>
                  <text:list>
                    <text:list-item>
                      <text:p text:style-name="P32"><text:soft-page-break/>rd = rs | rt</text:p>
                    </text:list-item>
                  </text:list>
                </text:list-item>
              </text:list>
            </text:list-item>
            <text:list-item>
              <text:p text:style-name="P23"><text:span text:style-name="T21">Bitwise Nand</text:span></text:p>
              <text:list>
                <text:list-item>
                  <text:p text:style-name="P23"><text:span text:style-name="T21">nand rd, rs, rt</text:span></text:p>
                </text:list-item>
                <text:list-item>
                  <text:p text:style-name="P33">Inversion of and</text:p>
                </text:list-item>
              </text:list>
            </text:list-item>
            <text:list-item>
              <text:p text:style-name="P23"><text:span text:style-name="T21">Bitwise Xor</text:span></text:p>
              <text:list>
                <text:list-item>
                  <text:p text:style-name="P24"><text:span text:style-name="T21">xor rd, rs, rt</text:span></text:p>
                </text:list-item>
              </text:list>
            </text:list-item>
            <text:list-item>
              <text:p text:style-name="P24"><text:span text:style-name="T22">Bitwise Negation</text:span></text:p>
              <text:list>
                <text:list-item>
                  <text:p text:style-name="P24"><text:span text:style-name="T22">not rd, rs</text:span></text:p>
                  <text:list>
                    <text:list-item>
                      <text:p text:style-name="P25"><text:span text:style-name="T22">rd = ~rs </text:span></text:p>
                    </text:list-item>
                    <text:list-item>
                      <text:p text:style-name="P26"><text:span text:style-name="T23">Same as nand rd, rs, rs </text:span></text:p>
                      <text:list>
                        <text:list-item>
                          <text:p text:style-name="P34">This is what the assembler does 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24">Pseudo-instruction, which we can use </text:span></text:p>
                </text:list-item>
              </text:list>
            </text:list-item>
            <text:list-item>
              <text:p text:style-name="P31">Addition/Subtraction/<text:span text:style-name="T25">Bitwise</text:span> are ALU instructions (Arithmetic &amp; Logic Unit)</text:p>
              <text:list>
                <text:list-item>
                  <text:p text:style-name="P28"><text:span text:style-name="T20">Logic means bitwise, since there is no boolean </text:span></text:p>
                </text:list-item>
              </text:list>
            </text:list-item>
            <text:list-item>
              <text:p text:style-name="P29"><text:span text:style-name="T26">i = i + 1 has to be two instructions, since we have to store 1 in memory </text:span></text:p>
              <text:list>
                <text:list-item>
                  <text:p text:style-name="P29"><text:span text:style-name="T27">Solution to this is an “immediate value”, a constant stored in an instruction itself </text:span><text:line-break/><text:line-break/></text:p>
                </text:list-item>
              </text:list>
            </text:list-item>
          </text:list>
        </text:list-item>
      </text:list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3:24:04.124031434</meta:creation-date>
    <dc:date>2018-01-24T14:21:49.277618921</dc:date>
    <meta:editing-duration>PT57M15S</meta:editing-duration>
    <meta:editing-cycles>58</meta:editing-cycles>
    <meta:generator>LibreOffice/5.4.4.2$Linux_X86_64 LibreOffice_project/40m0$Build-2</meta:generator>
    <meta:document-statistic meta:table-count="0" meta:image-count="0" meta:object-count="0" meta:page-count="2" meta:paragraph-count="63" meta:word-count="441" meta:character-count="2152" meta:non-whitespace-character-count="1805"/>
  </office:meta>
</office:document-meta>
</file>